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064105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176" calcext:value-type="float">
            <text:p>71.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4105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6896" calcext:value-type="float">
            <text:p>71.1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4105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0864" calcext:value-type="float">
            <text:p>70.9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4105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028" calcext:value-type="float">
            <text:p>70.8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4105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27544" calcext:value-type="float">
            <text:p>71.0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4105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2744" calcext:value-type="float">
            <text:p>70.7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4105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7736" calcext:value-type="float">
            <text:p>70.2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4105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7736" calcext:value-type="float">
            <text:p>70.2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4105</text:p>
          </table:table-cell>
          <table:table-cell office:value-type="string" calcext:value-type="string">
            <text:p>201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8968" calcext:value-type="float">
            <text:p>70.2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4105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16" calcext:value-type="float">
            <text:p>69.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4105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4816" calcext:value-type="float">
            <text:p>69.7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4105</text:p>
          </table:table-cell>
          <table:table-cell office:value-type="string" calcext:value-type="string">
            <text:p>201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3168" calcext:value-type="float">
            <text:p>69.5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4105</text:p>
          </table:table-cell>
          <table:table-cell office:value-type="string" calcext:value-type="string">
            <text:p>201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868" calcext:value-type="float">
            <text:p>69.4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4105</text:p>
          </table:table-cell>
          <table:table-cell office:value-type="string" calcext:value-type="string">
            <text:p>201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97704" calcext:value-type="float">
            <text:p>68.4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4105</text:p>
          </table:table-cell>
          <table:table-cell office:value-type="string" calcext:value-type="string">
            <text:p>201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14368" calcext:value-type="float">
            <text:p>67.7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4105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5664" calcext:value-type="float">
            <text:p>67.4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4105</text:p>
          </table:table-cell>
          <table:table-cell office:value-type="string" calcext:value-type="string">
            <text:p>200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85312" calcext:value-type="float">
            <text:p>66.8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4105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5992" calcext:value-type="float">
            <text:p>64.7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4105</text:p>
          </table:table-cell>
          <table:table-cell office:value-type="string" calcext:value-type="string">
            <text:p>200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84912" calcext:value-type="float">
            <text:p>63.6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4105</text:p>
          </table:table-cell>
          <table:table-cell office:value-type="string" calcext:value-type="string">
            <text:p>200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312" calcext:value-type="float">
            <text:p>63.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4105</text:p>
          </table:table-cell>
          <table:table-cell office:value-type="string" calcext:value-type="string">
            <text:p>200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0576" calcext:value-type="float">
            <text:p>62.5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4105</text:p>
          </table:table-cell>
          <table:table-cell office:value-type="string" calcext:value-type="string">
            <text:p>200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8448" calcext:value-type="float">
            <text:p>62.2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4105</text:p>
          </table:table-cell>
          <table:table-cell office:value-type="string" calcext:value-type="string">
            <text:p>200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8744" calcext:value-type="float">
            <text:p>61.5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4105</text:p>
          </table:table-cell>
          <table:table-cell office:value-type="string" calcext:value-type="string">
            <text:p>200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9584" calcext:value-type="float">
            <text:p>60.6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4105</text:p>
          </table:table-cell>
          <table:table-cell office:value-type="string" calcext:value-type="string">
            <text:p>200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3824" calcext:value-type="float">
            <text:p>60.3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4105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456" calcext:value-type="float">
            <text:p>59.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4105</text:p>
          </table:table-cell>
          <table:table-cell office:value-type="string" calcext:value-type="string">
            <text:p>199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4105</text:p>
          </table:table-cell>
          <table:table-cell office:value-type="string" calcext:value-type="string">
            <text:p>199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3336" calcext:value-type="float">
            <text:p>57.9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4105</text:p>
          </table:table-cell>
          <table:table-cell office:value-type="string" calcext:value-type="string">
            <text:p>1997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0104" calcext:value-type="float">
            <text:p>57.2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4105</text:p>
          </table:table-cell>
          <table:table-cell office:value-type="string" calcext:value-type="string">
            <text:p>199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6976" calcext:value-type="float">
            <text:p>56.5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4105</text:p>
          </table:table-cell>
          <table:table-cell office:value-type="string" calcext:value-type="string">
            <text:p>199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5688" calcext:value-type="float">
            <text:p>55.4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